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000000" style:font-name="Times New Roman" fo:font-size="14pt" fo:font-style="normal" fo:font-weight="normal" style:font-size-asian="14pt" style:font-size-complex="14pt"/>
    </style:style>
    <style:style style:name="P2" style:family="paragraph" style:parent-style-name="Text_20_body">
      <style:paragraph-properties fo:text-align="center" style:justify-single-word="false" fo:orphans="2" fo:widows="2"/>
      <style:text-properties fo:font-variant="normal" fo:text-transform="none" fo:color="#000000" style:font-name="Times New Roman" fo:font-size="14pt" fo:font-style="normal" fo:font-weight="normal" style:font-size-asian="14pt" style:font-size-complex="14pt"/>
    </style:style>
    <style:style style:name="P3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Times New Roman" fo:font-size="14pt" fo:font-style="normal" fo:font-weight="normal" style:font-size-asian="14pt" style:font-size-complex="14pt"/>
    </style:style>
    <style:style style:name="P4" style:family="paragraph" style:parent-style-name="Text_20_body">
      <style:paragraph-properties fo:text-align="justify" style:justify-single-word="false" fo:orphans="2" fo:widows="2"/>
      <style:text-properties style:font-name="Times New Roman" fo:font-size="14pt" style:font-size-asian="14pt" style:font-size-complex="14pt"/>
    </style:style>
    <style:style style:name="P5" style:family="paragraph" style:parent-style-name="Text_20_body">
      <style:paragraph-properties fo:orphans="2" fo:widows="2"/>
      <style:text-properties style:font-name="Times New Roman" fo:font-size="14pt" style:font-size-asian="14pt" style:font-size-complex="14pt"/>
    </style:style>
    <style:style style:name="P6" style:family="paragraph" style:parent-style-name="Text_20_body">
      <style:paragraph-properties fo:margin-left="0in" fo:margin-right="0in" fo:margin-top="0in" fo:margin-bottom="0.0835in" fo:text-align="center" style:justify-single-word="false" fo:orphans="2" fo:widows="2" fo:text-indent="0in" style:auto-text-indent="false"/>
      <style:text-properties fo:font-variant="normal" fo:text-transform="none" fo:color="#000000" style:font-name="Times New Roman" fo:font-size="14pt" fo:font-style="normal" fo:font-weight="normal" style:font-size-asian="14pt" style:font-size-complex="14pt"/>
    </style:style>
    <style:style style:name="P7" style:family="paragraph" style:parent-style-name="Text_20_body">
      <style:paragraph-properties fo:margin-left="0in" fo:margin-right="0in" fo:margin-top="0in" fo:margin-bottom="0.0835in" fo:text-align="center" style:justify-single-word="false" fo:orphans="2" fo:widows="2" fo:text-indent="0in" style:auto-text-indent="false"/>
      <style:text-properties style:font-name="Times New Roman" fo:font-size="14pt" style:font-size-asian="14pt" style:font-size-complex="14pt"/>
    </style:style>
    <style:style style:name="P8" style:family="paragraph" style:parent-style-name="Text_20_body">
      <style:paragraph-properties fo:margin-left="0.0299in" fo:margin-right="0in" fo:margin-top="0in" fo:margin-bottom="0in" fo:orphans="2" fo:widows="2" fo:text-indent="0in" style:auto-text-indent="false"/>
      <style:text-properties fo:font-variant="normal" fo:text-transform="none" fo:color="#000000" style:font-name="Times New Roman" fo:font-size="14pt" fo:font-style="normal" fo:font-weight="normal" style:font-size-asian="14pt" style:font-size-complex="14pt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Р Е Ц Е Н З И Я</text:p>
      <text:p text:style-name="P1">На дипломный проект по теме :"Билинговые системы" студента четвертого курса факультета "Инженерного", специальность "Вычислительная техника и программное обеспечение" университета им. Сулеймана Демиреля</text:p>
      <text:p text:style-name="P2">Ильина Германа Констатиновича</text:p>
      <text:p text:style-name="P1">Представленный на рецензию дипломный проект выполнен на языке программирования Java в соответствии с спецификацией Java EE5 и использованием “сервера приложений JBoss v5.1”, “cистемы обмена сообщениями HornetQ v2.2”, “платформы для разработки интернет-приложений Vaadin v6.6”<text:span text:style-name="T1">.</text:span></text:p>
      <text:p text:style-name="P1">Дипломный проект посвящен реализации прототипа отказоустойчивой биллинговой системы сотового оператора способного выдерживать большие нагрузки.</text:p>
      <text:p text:style-name="P8">В проекте решены следующие задачи: интерфейс взаимодействия с системой, интерфейс мониторинга сессий абонента, возможность пополнения и проверки баланса абонента, запросы для начала и завершения сессий абонента.</text:p>
      <text:p text:style-name="P3">Автором в пояснительной записке показана актуальность работы, выделены основные задачи, протестирована работоспособность и производительность системы на больших нагрузках.</text:p>
      <text:p text:style-name="P3">Однако, кроме несомненных положительных моментов, по данной дипломной работе можно сделать следующие замечания: в проекте реализованы только основные функции, а не весь функциональный спектр реальной биллинговой системы.<text:tab/></text:p>
      <text:p text:style-name="P4"/>
      <text:p text:style-name="P1">В целом работа выполнена с учетом всех требований, предъявляемых к дипломному проекту, заслуживает оценки отлично и присвоения квалификации инженер компьютерных наук.</text:p>
      <text:p text:style-name="P5"/>
      <text:p text:style-name="P1">Рецензент: Пьянков В.Н.</text:p>
      <text:p text:style-name="P1">Начальник отдела разработки ПО,</text:p>
      <text:p text:style-name="P1">Компания ИАФР “Ирбис”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799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rman </meta:initial-creator>
    <meta:creation-date>2011-05-26T18:48:43</meta:creation-date>
    <meta:printed-by>German </meta:printed-by>
    <meta:print-date>2011-05-26T20:23:25</meta:print-date>
    <dc:date>2011-05-27T11:30:21</dc:date>
    <dc:creator>German </dc:creator>
    <meta:editing-duration>PT11M46S</meta:editing-duration>
    <meta:editing-cycles>2</meta:editing-cycles>
    <meta:generator>LibreOffice/3.3$Unix LibreOffice_project/330m19$Build-202</meta:generator>
    <meta:document-statistic meta:table-count="0" meta:image-count="0" meta:object-count="0" meta:page-count="1" meta:paragraph-count="12" meta:word-count="186" meta:character-count="1510"/>
  </office:meta>
</office:document-meta>
</file>